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solid" draw:stroke-dash="Dot" svg:stroke-width="0.081cm" svg:stroke-color="#000000" draw:marker-start-width="0.321cm" draw:marker-end-width="0.321cm" svg:stroke-linecap="butt" draw:fill="solid" draw:fill-color="#ffffff" loext:fill-use-slide-background="false" draw:textarea-horizontal-align="justify" draw:textarea-vertical-align="middle" draw:auto-grow-height="false" fo:min-height="2.25cm" fo:min-width="2cm" fo:padding-top="0.165cm" fo:padding-bottom="0.165cm" fo:padding-left="0.29cm" fo:padding-right="0.29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standard">
      <style:graphic-properties draw:stroke="solid" draw:stroke-dash="Dot" svg:stroke-width="0.081cm" svg:stroke-color="#000000" draw:marker-start-width="0.321cm" draw:marker-end-width="0.321cm" svg:stroke-linecap="butt" draw:fill="solid" draw:fill-color="#ffffff" loext:fill-use-slide-background="false" draw:textarea-horizontal-align="justify" draw:textarea-vertical-align="middle" draw:auto-grow-height="false" fo:min-height="2.17cm" fo:min-width="3.266cm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solid" draw:stroke-dash="Dot" svg:stroke-width="0.081cm" svg:stroke-color="#000000" draw:marker-start-width="0.321cm" draw:marker-end-width="0.321cm" svg:stroke-linecap="butt" draw:fill="solid" draw:fill-color="#ffffff" loext:fill-use-slide-background="false" draw:textarea-horizontal-align="justify" draw:textarea-vertical-align="middle" draw:auto-grow-height="false" fo:min-height="2.17cm" fo:min-width="1.92cm" fo:padding-top="0.165cm" fo:padding-bottom="0.165cm" fo:padding-left="0.29cm" fo:padding-right="0.29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 fo:wrap-option="wrap" loext:decorative="false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8cm" fo:min-width="0.668cm" fo:padding-top="0.178cm" fo:padding-bottom="0.178cm" fo:padding-left="0.303cm" fo:padding-right="0.303cm" fo:wrap-option="wrap" loext:decorative="false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4.814cm" svg:x2="51cm" svg:y2="14.722cm">
          <text:p/>
        </draw:line>
        <draw:line draw:style-name="gr1" draw:text-style-name="P1" draw:layer="layout" svg:x1="1cm" svg:y1="10.818cm" svg:x2="51cm" svg:y2="10.726cm">
          <text:p/>
        </draw:line>
        <draw:line draw:style-name="gr1" draw:text-style-name="P1" draw:layer="layout" svg:x1="1cm" svg:y1="6.776cm" svg:x2="51cm" svg:y2="6.684cm">
          <text:p/>
        </draw:line>
        <draw:custom-shape draw:style-name="gr2" draw:text-style-name="P2" draw:layer="layout" svg:width="2.5cm" svg:height="2.5cm" svg:x="1.177cm" svg:y="5.7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P(\alpha \theta)§svg§600§FALSE§</svg:desc>
          <draw:path draw:style-name="gr4" draw:text-style-name="P2" draw:layer="layout" svg:width="1.95cm" svg:height="0.69cm" svg:x="1.434cm" svg:y="6.632cm" svg:viewBox="0 0 1951 691" svg:d="M0 0c650 0 1301 0 1951 0 0 230 0 461 0 691-650 0-1301 0-1951 0 0-230 0-461 0-691z">
            <text:p/>
          </draw:path>
          <draw:path draw:style-name="gr5" draw:text-style-name="P3" draw:layer="layout" svg:width="0.557cm" svg:height="0.523cm" svg:x="1.425cm" svg:y="6.646cm" svg:viewBox="0 0 558 524" svg:d="M207 281c44 0 87 0 131 0 111 0 220-79 220-165 0-59-51-116-153-116-85 0-169 0-254 0-15 0-24 0-24 13 0 11 9 11 24 11 9 0 25 0 34 0 11 2 15 5 15 13 0 2 0 5-2 16-35 137-70 275-105 412-6 29-8 35-71 35-13 0-22 0-22 16 0 8 9 8 13 8 20 0 76-2 98-2 16 0 34 0 51 0 16 0 34 2 49 2 7 0 16 0 16-15 0-9-7-9-20-9-29 0-51 0-51-13 0-4 0-9 2-13 16-64 33-129 49-193zM263 53c6-27 8-29 42-29 25 0 50 0 75 0 65 0 105 20 105 73 0 30-16 96-44 125-41 33-87 39-123 39s-73 0-109 0c18-69 36-139 54-208z">
            <text:p/>
          </draw:path>
          <draw:path draw:style-name="gr5" draw:text-style-name="P3" draw:layer="layout" svg:width="0.181cm" svg:height="0.769cm" svg:x="2.081cm" svg:y="6.593cm" svg:viewBox="0 0 182 770" svg:d="M182 761c0-2 0-2-13-15-98-99-125-244-125-362 0-134 32-268 127-362 11-11 11-11 11-13 0-7-4-9-8-9-7 0-78 53-125 151-40 84-49 169-49 233 0 61 9 154 51 241 47 95 116 145 123 145 4 0 8-2 8-9z">
            <text:p/>
          </draw:path>
          <draw:path draw:style-name="gr5" draw:text-style-name="P3" draw:layer="layout" svg:width="0.437cm" svg:height="0.348cm" svg:x="2.339cm" svg:y="6.83cm" svg:viewBox="0 0 438 349" svg:d="M340 158c0-121-71-158-129-158-106 0-211 110-211 219 0 71 47 130 127 130 49 0 107-18 164-64 12 40 36 64 72 64 42 0 66-42 66-55 0-4-4-7-11-7-4 0-6 3-9 7-13 37-42 37-44 37-25 0-25-59-25-76 0-18 0-20 9-29 74-90 60-120 89-180 0-2 0-9-9-9-6 0-6 2-11 18-15 48-40 105-78 151 0-16 0-32 0-48zM289 263c-69 60-129 68-160 68-47 0-71-33-71-83 0-37 20-121 47-160 35-55 77-70 104-70 78 0 78 100 78 160 0 28 0 72 2 85z">
            <text:p/>
          </draw:path>
          <draw:path draw:style-name="gr5" draw:text-style-name="P3" draw:layer="layout" svg:width="0.322cm" svg:height="0.55cm" svg:x="2.844cm" svg:y="6.628cm" svg:viewBox="0 0 323 551" svg:d="M323 158c0-50-16-158-96-158-107 0-227 217-227 393 0 72 22 158 93 158 109 0 230-222 230-393zM82 263c14-50 29-112 60-164 20-40 49-81 85-81 38 0 42 48 42 92 0 37-4 77-24 153-54 0-109 0-163 0zM238 287c-9 36-24 101-56 156-26 53-55 90-89 90-26 0-42-22-42-92 0-33 5-79 25-154 54 0 108 0 162 0z">
            <text:p/>
          </draw:path>
          <draw:path draw:style-name="gr5" draw:text-style-name="P3" draw:layer="layout" svg:width="0.181cm" svg:height="0.769cm" svg:x="3.243cm" svg:y="6.593cm" svg:viewBox="0 0 182 770" svg:d="M182 384c0-59-8-151-51-239-46-95-115-145-122-145-5 0-9 4-9 9 0 2 0 2 16 17 75 75 120 198 120 358 0 132-29 268-125 364-11 11-11 11-11 13 0 5 4 9 9 9 7 0 78-53 124-151 41-84 49-169 49-235z">
            <text:p/>
          </draw:path>
        </draw:g>
        <draw:custom-shape draw:style-name="gr6" draw:text-style-name="P2" draw:layer="layout" svg:width="3.846cm" svg:height="2.5cm" svg:x="6.524cm" svg:y="13.565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RZ(\beta \theta)§svg§600§FALSE§</svg:desc>
          <draw:path draw:style-name="gr4" draw:text-style-name="P2" draw:layer="layout" svg:width="2.493cm" svg:height="0.69cm" svg:x="7.184cm" svg:y="14.469cm" svg:viewBox="0 0 2494 691" svg:d="M0 0c831 0 1662 0 2494 0 0 230 0 461 0 691-832 0-1663 0-2494 0 0-230 0-461 0-691z">
            <text:p/>
          </draw:path>
          <draw:path draw:style-name="gr5" draw:text-style-name="P3" draw:layer="layout" svg:width="0.552cm" svg:height="0.541cm" svg:x="7.177cm" svg:y="14.483cm" svg:viewBox="0 0 553 542" svg:d="M259 53c4-20 6-27 22-29 6 0 31 0 46 0 55 0 142 0 142 75 0 26-14 79-42 109-20 20-62 44-133 44-29 0-57 0-86 0 17-66 34-133 51-199zM369 263c80-17 173-70 173-149 0-66-71-114-173-114-74 0-147 0-221 0-15 0-22 0-22 15 0 9 7 9 22 9 10 0 16 0 29 0 13 2 20 2 20 13 0 2 0 5-2 16-35 137-70 275-104 412-7 29-9 35-71 35-13 0-20 0-20 16 0 8 9 8 11 8 20 0 75-2 97-2s78 2 98 2c6 0 15 0 15-15 0-9-7-9-20-9-29 0-51 0-51-13 0-4 0-9 3-13 16-68 33-136 50-204 31 0 62 0 93 0 71 0 84 44 84 70 0 11-6 35-11 53-4 22-13 50-13 66 0 83 95 83 104 83 66 0 93-79 93-88 0-11-6-7-9-11-7 0-9 7-11 11-18 57-51 70-69 70-26 0-33-17-33-46 0-24 7-63 9-87 2-11 2-27 2-38 0-59-51-83-73-90z">
            <text:p/>
          </draw:path>
          <draw:path draw:style-name="gr5" draw:text-style-name="P3" draw:layer="layout" svg:width="0.514cm" svg:height="0.523cm" svg:x="7.785cm" svg:y="14.483cm" svg:viewBox="0 0 515 524" svg:d="M513 18c2-3 2-7 2-11 0-7-2-7-20-7-109 0-218 0-327 0-18 0-18 0-24 15-14 46-28 93-42 139-3 4-3 8-3 11 3 2 0 8 9 8 7 0 9-6 11-8 29-90 69-141 190-141 42 0 85 0 127 0-145 160-289 320-434 481-1 4-2 11-2 13 0 6 4 6 20 6 112 0 224 0 336 0 20 0 20 0 24-15 19-56 37-113 56-169 0-4 4-9 4-13 0-2-4-7-11-7s-9 3-13 18c-34 105-71 160-204 160-44 0-88 0-132 0 144-160 288-320 433-480z">
            <text:p/>
          </draw:path>
          <draw:path draw:style-name="gr5" draw:text-style-name="P3" draw:layer="layout" svg:width="0.178cm" svg:height="0.769cm" svg:x="8.402cm" svg:y="14.43cm" svg:viewBox="0 0 179 770" svg:d="M179 761c0-2 0-2-13-15-95-99-122-244-122-360 0-136 31-270 126-364 9-11 9-11 9-13 0-7-2-9-7-9-8 0-77 53-123 151-40 84-49 169-49 235 0 59 9 152 51 239 46 95 113 145 121 145 5 0 7-2 7-9z">
            <text:p/>
          </draw:path>
          <draw:path draw:style-name="gr5" draw:text-style-name="P3" draw:layer="layout" svg:width="0.423cm" svg:height="0.69cm" svg:x="8.649cm" svg:y="14.465cm" svg:viewBox="0 0 424 691" svg:d="M424 105c0-59-44-105-106-105-46 0-66 11-95 31-42 30-84 105-99 164-41 163-83 326-124 490 0 2 3 6 9 6 5 0 9-2 11-4 18-70 35-141 53-211 15 46 49 75 106 75 58 0 115-29 150-62 38-35 62-85 62-142 0-55-28-95-57-114 46-25 90-73 90-128zM283 233c-9 4-18 4-35 4-11 0-27 2-36-2 2-9 29-7 38-7 17 0 24 0 33 5zM380 88c0 52-29 107-71 131-19-6-35-8-59-8-16 0-60 0-60 24 0 22 40 20 53 20 29 0 42 0 64-11 31 28 33 52 36 87 0 44-18 103-40 132-31 42-82 70-126 70-60 0-89-44-89-99 0-8 0-19 5-35 16-64 32-128 48-193 18-68 73-188 166-188 47 0 73 24 73 70z">
            <text:p/>
          </draw:path>
          <draw:path draw:style-name="gr5" draw:text-style-name="P3" draw:layer="layout" svg:width="0.32cm" svg:height="0.55cm" svg:x="9.14cm" svg:y="14.465cm" svg:viewBox="0 0 321 551" svg:d="M321 158c0-50-16-158-96-158-106 0-225 217-225 393 0 72 22 158 93 158 108 0 228-222 228-393zM82 263c13-50 29-112 59-164 20-40 49-81 84-81 38 0 42 48 42 92 0 37-4 77-24 153-54 0-107 0-161 0zM237 287c-9 36-25 101-56 156-26 53-55 90-88 90-27 0-42-22-42-92 0-33 4-79 24-154 54 0 108 0 162 0z">
            <text:p/>
          </draw:path>
          <draw:path draw:style-name="gr5" draw:text-style-name="P3" draw:layer="layout" svg:width="0.18cm" svg:height="0.769cm" svg:x="9.536cm" svg:y="14.43cm" svg:viewBox="0 0 181 770" svg:d="M181 386c0-61-9-153-51-241-46-95-115-145-121-145-5 0-9 4-9 9 0 2 0 2 15 17 76 75 120 198 120 360 0 130-29 266-124 362-11 11-11 11-11 13 0 5 4 9 9 9 6 0 77-53 124-151 39-84 48-169 48-233z">
            <text:p/>
          </draw:path>
        </draw:g>
        <draw:custom-shape draw:style-name="gr7" draw:text-style-name="P2" draw:layer="layout" svg:width="2.5cm" svg:height="2.5cm" svg:x="1.1cm" svg:y="9.404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1.888cm" svg:y="10.327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1.875cm" svg:y="10.269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7" draw:text-style-name="P2" draw:layer="layout" svg:width="2.5cm" svg:height="2.5cm" svg:x="26.04cm" svg:y="9.485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S§svg§600§FALSE§</svg:desc>
          <draw:path draw:style-name="gr4" draw:text-style-name="P2" draw:layer="layout" svg:width="0.574cm" svg:height="0.669cm" svg:x="26.975cm" svg:y="10.4cm" svg:viewBox="0 0 575 670" svg:d="M0 0c192 0 384 0 575 0 0 223 0 447 0 670-191 0-383 0-575 0 0-223 0-447 0-670z">
            <text:p/>
          </draw:path>
          <draw:path draw:style-name="gr5" draw:text-style-name="P3" draw:layer="layout" svg:width="0.629cm" svg:height="0.779cm" svg:x="26.975cm" svg:y="10.345cm" svg:viewBox="0 0 630 780" svg:d="M630 12c0-6-3-12-12-12-6 0-6 0-18 15-17 21-35 41-52 61-27-48-82-76-151-76-137 0-264 122-264 254 0 86 58 134 112 153 38 9 75 18 112 27 40 13 100 28 100 117 0 94-87 195-193 195-67 0-185-24-185-156 0-27 6-52 6-58 3-3 2-4 3-6 0-12-8-12-12-12-5 0-9 0-12 3s-64 248-64 251c0 9 6 12 12 12s6 0 18-15c18-21 37-41 55-61 45 61 115 76 179 76 142 0 269-144 269-275 0-74-36-110-51-126-25-24-43-30-137-55-24-6-60-15-69-18-31-9-67-40-67-98 0-86 85-177 188-177 88 0 151 45 151 165 0 33-3 55-3 61 4 3 0 9 12 9 9 0 12-3 15-21 20-78 39-155 58-233z">
            <text:p/>
          </draw:path>
        </draw:g>
        <draw:custom-shape draw:style-name="gr7" draw:text-style-name="P2" draw:layer="layout" svg:width="2.5cm" svg:height="2.5cm" svg:x="47.314cm" svg:y="9.44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S^\dagger
§svg§600§FALSE§</svg:desc>
          <draw:path draw:style-name="gr4" draw:text-style-name="P2" draw:layer="layout" svg:width="0.944cm" svg:height="0.888cm" svg:x="48.064cm" svg:y="10.254cm" svg:viewBox="0 0 945 889" svg:d="M0 0c315 0 630 0 945 0 0 296 0 593 0 889-315 0-630 0-945 0 0-296 0-593 0-889z">
            <text:p/>
          </draw:path>
          <draw:path draw:style-name="gr5" draw:text-style-name="P3" draw:layer="layout" svg:width="0.635cm" svg:height="0.784cm" svg:x="48.064cm" svg:y="10.414cm" svg:viewBox="0 0 636 785" svg:d="M636 12c0-3 0-12-12-12-3 0-6 3-18 18-18 21-35 41-52 62-28-52-83-80-153-80-135 0-266 126-266 255 0 87 58 136 113 154 37 10 75 21 113 31 40 9 101 25 101 114 0 95-89 197-193 197-70 0-189-25-189-157 0-25 6-52 6-59 3-3 2-4 3-6 0-12-6-12-13-12-6 0-9-1-12 3-4 6-64 249-64 252 0 10 6 13 12 13s6 0 19-16c18-20 36-41 55-61 46 61 119 77 180 77 147 0 272-145 272-277 0-74-36-111-52-126-24-25-43-28-137-56-22-6-61-15-71-18-30-10-67-40-67-99 0-86 86-178 190-178 88 0 153 46 153 166 0 37-3 55-3 61 4 5 0 13 12 13s12-6 15-22c19-79 39-158 58-237z">
            <text:p/>
          </draw:path>
          <draw:path draw:style-name="gr5" draw:text-style-name="P3" draw:layer="layout" svg:width="0.277cm" svg:height="0.691cm" svg:x="48.786cm" svg:y="10.199cm" svg:viewBox="0 0 278 692" svg:d="M150 215c9 3 18 3 40 10 24 6 42 12 55 12 30 0 33-25 33-31s-3-31-33-31c-13 0-31 7-55 13-22 6-31 6-40 9 0-28 6-59 9-83 3-16 9-52 9-80 0-22-9-34-27-34-19 0-31 9-31 34 0 24 6 64 9 89 3 9 9 46 13 74-13-3-19-3-43-9-25-6-43-13-55-13-31 0-34 25-34 31s3 31 34 31c12 0 30-6 55-12 24-7 30-7 43-10-4 19-10 43-13 59-9 46-9 52-9 92 0 145 15 302 15 314 3 9 3 12 16 12 9 0 12-3 12-15 3-37 6-65 9-111 3-68 6-132 6-200 0-40 0-46-9-92-3-9-9-40-9-59z">
            <text:p/>
          </draw:path>
        </draw:g>
        <draw:custom-shape draw:style-name="gr7" draw:text-style-name="P2" draw:layer="layout" svg:width="2.5cm" svg:height="2.5cm" svg:x="13.506cm" svg:y="9.404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14.294cm" svg:y="10.327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14.281cm" svg:y="10.269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g draw:style-name="gr8">
          <draw:custom-shape draw:style-name="gr9" draw:text-style-name="P4" draw:layer="layout" svg:width="1cm" svg:height="1cm" svg:x="4.497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1.8cm" svg:height="1.8cm" svg:x="4.097cm" svg:y="13.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draw:line draw:style-name="gr11" draw:text-style-name="P1" draw:layer="layout" svg:x1="4.996cm" svg:y1="13.87cm" svg:x2="4.996cm" svg:y2="15.67cm">
              <text:p/>
            </draw:line>
            <draw:line draw:style-name="gr11" draw:text-style-name="P1" draw:layer="layout" svg:x1="4.097cm" svg:y1="14.771cm" svg:x2="5.897cm" svg:y2="14.771cm">
              <text:p/>
            </draw:line>
          </draw:g>
          <draw:line draw:style-name="gr11" draw:text-style-name="P1" draw:layer="layout" svg:x1="4.997cm" svg:y1="10.728cm" svg:x2="4.997cm" svg:y2="14.049cm">
            <text:p/>
          </draw:line>
        </draw:g>
        <draw:g draw:style-name="gr8">
          <draw:custom-shape draw:style-name="gr9" draw:text-style-name="P4" draw:layer="layout" svg:width="1cm" svg:height="1cm" svg:x="11.424cm" svg:y="10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1.8cm" svg:height="1.8cm" svg:x="11.024cm" svg:y="1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3">
            <draw:line draw:style-name="gr11" draw:text-style-name="P1" draw:layer="layout" svg:x1="11.923cm" svg:y1="13.897cm" svg:x2="11.923cm" svg:y2="15.697cm">
              <text:p/>
            </draw:line>
            <draw:line draw:style-name="gr11" draw:text-style-name="P1" draw:layer="layout" svg:x1="11.024cm" svg:y1="14.798cm" svg:x2="12.824cm" svg:y2="14.798cm">
              <text:p/>
            </draw:line>
          </draw:g>
          <draw:line draw:style-name="gr11" draw:text-style-name="P1" draw:layer="layout" svg:x1="11.924cm" svg:y1="10.755cm" svg:x2="11.924cm" svg:y2="14.076cm">
            <text:p/>
          </draw:line>
        </draw:g>
        <draw:custom-shape draw:style-name="gr9" draw:text-style-name="P4" draw:layer="layout" svg:width="1cm" svg:height="1cm" svg:x="7.947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447cm" svg:y1="6.753cm" svg:x2="8.447cm" svg:y2="13.554cm">
          <text:p/>
        </draw:line>
        <draw:custom-shape draw:style-name="gr6" draw:text-style-name="P2" draw:layer="layout" svg:width="3.846cm" svg:height="2.5cm" svg:x="18.986cm" svg:y="9.47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RZ(\beta \theta)§svg§600§FALSE§</svg:desc>
          <draw:path draw:style-name="gr4" draw:text-style-name="P2" draw:layer="layout" svg:width="2.493cm" svg:height="0.69cm" svg:x="19.646cm" svg:y="10.383cm" svg:viewBox="0 0 2494 691" svg:d="M0 0c831 0 1662 0 2494 0 0 230 0 461 0 691-832 0-1663 0-2494 0 0-230 0-461 0-691z">
            <text:p/>
          </draw:path>
          <draw:path draw:style-name="gr5" draw:text-style-name="P3" draw:layer="layout" svg:width="0.552cm" svg:height="0.541cm" svg:x="19.639cm" svg:y="10.397cm" svg:viewBox="0 0 553 542" svg:d="M259 53c4-20 6-27 22-29 6 0 31 0 46 0 55 0 142 0 142 75 0 26-14 79-42 109-20 20-62 44-133 44-29 0-57 0-86 0 17-66 34-133 51-199zM369 263c80-17 173-70 173-149 0-66-71-114-173-114-74 0-147 0-221 0-15 0-22 0-22 15 0 9 7 9 22 9 10 0 16 0 29 0 13 2 20 2 20 13 0 2 0 5-2 16-35 137-70 275-104 412-7 29-9 35-71 35-13 0-20 0-20 16 0 8 9 8 11 8 20 0 75-2 97-2s78 2 98 2c6 0 15 0 15-15 0-9-7-9-20-9-29 0-51 0-51-13 0-4 0-9 3-13 16-68 33-136 50-204 31 0 62 0 93 0 71 0 84 44 84 70 0 11-6 35-11 53-4 22-13 50-13 66 0 83 95 83 104 83 66 0 93-79 93-88 0-11-6-7-9-11-7 0-9 7-11 11-18 57-51 70-69 70-26 0-33-17-33-46 0-24 7-63 9-87 2-11 2-27 2-38 0-59-51-83-73-90z">
            <text:p/>
          </draw:path>
          <draw:path draw:style-name="gr5" draw:text-style-name="P3" draw:layer="layout" svg:width="0.514cm" svg:height="0.523cm" svg:x="20.247cm" svg:y="10.397cm" svg:viewBox="0 0 515 524" svg:d="M513 18c2-3 2-7 2-11 0-7-2-7-20-7-109 0-218 0-327 0-18 0-18 0-24 15-14 46-28 93-42 139-3 4-3 8-3 11 3 2 0 8 9 8 7 0 9-6 11-8 29-90 69-141 190-141 42 0 85 0 127 0-145 160-289 320-434 481-1 4-2 11-2 13 0 6 4 6 20 6 112 0 224 0 336 0 20 0 20 0 24-15 19-56 37-113 56-169 0-4 4-9 4-13 0-2-4-7-11-7s-9 3-13 18c-34 105-71 160-204 160-44 0-88 0-132 0 144-160 288-320 433-480z">
            <text:p/>
          </draw:path>
          <draw:path draw:style-name="gr5" draw:text-style-name="P3" draw:layer="layout" svg:width="0.178cm" svg:height="0.769cm" svg:x="20.864cm" svg:y="10.344cm" svg:viewBox="0 0 179 770" svg:d="M179 761c0-2 0-2-13-15-95-99-122-244-122-360 0-136 31-270 126-364 9-11 9-11 9-13 0-7-2-9-7-9-8 0-77 53-123 151-40 84-49 169-49 235 0 59 9 152 51 239 46 95 113 145 121 145 5 0 7-2 7-9z">
            <text:p/>
          </draw:path>
          <draw:path draw:style-name="gr5" draw:text-style-name="P3" draw:layer="layout" svg:width="0.423cm" svg:height="0.69cm" svg:x="21.111cm" svg:y="10.379cm" svg:viewBox="0 0 424 691" svg:d="M424 105c0-59-44-105-106-105-46 0-66 11-95 31-42 30-84 105-99 164-41 163-83 326-124 490 0 2 3 6 9 6 5 0 9-2 11-4 18-70 35-141 53-211 15 46 49 75 106 75 58 0 115-29 150-62 38-35 62-85 62-142 0-55-28-95-57-114 46-25 90-73 90-128zM283 233c-9 4-18 4-35 4-11 0-27 2-36-2 2-9 29-7 38-7 17 0 24 0 33 5zM380 88c0 52-29 107-71 131-19-6-35-8-59-8-16 0-60 0-60 24 0 22 40 20 53 20 29 0 42 0 64-11 31 28 33 52 36 87 0 44-18 103-40 132-31 42-82 70-126 70-60 0-89-44-89-99 0-8 0-19 5-35 16-64 32-128 48-193 18-68 73-188 166-188 47 0 73 24 73 70z">
            <text:p/>
          </draw:path>
          <draw:path draw:style-name="gr5" draw:text-style-name="P3" draw:layer="layout" svg:width="0.32cm" svg:height="0.55cm" svg:x="21.602cm" svg:y="10.379cm" svg:viewBox="0 0 321 551" svg:d="M321 158c0-50-16-158-96-158-106 0-225 217-225 393 0 72 22 158 93 158 108 0 228-222 228-393zM82 263c13-50 29-112 59-164 20-40 49-81 84-81 38 0 42 48 42 92 0 37-4 77-24 153-54 0-107 0-161 0zM237 287c-9 36-25 101-56 156-26 53-55 90-88 90-27 0-42-22-42-92 0-33 4-79 24-154 54 0 108 0 162 0z">
            <text:p/>
          </draw:path>
          <draw:path draw:style-name="gr5" draw:text-style-name="P3" draw:layer="layout" svg:width="0.18cm" svg:height="0.769cm" svg:x="21.998cm" svg:y="10.344cm" svg:viewBox="0 0 181 770" svg:d="M181 386c0-61-9-153-51-241-46-95-115-145-121-145-5 0-9 4-9 9 0 2 0 2 15 17 76 75 120 198 120 360 0 130-29 266-124 362-11 11-11 11-11 13 0 5 4 9 9 9 6 0 77-53 124-151 39-84 48-169 48-233z">
            <text:p/>
          </draw:path>
        </draw:g>
        <draw:custom-shape draw:style-name="gr7" draw:text-style-name="P2" draw:layer="layout" svg:width="2.5cm" svg:height="2.5cm" svg:x="13.562cm" svg:y="13.453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14.35cm" svg:y="14.376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14.337cm" svg:y="14.318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7" draw:text-style-name="P2" draw:layer="layout" svg:width="2.5cm" svg:height="2.5cm" svg:x="26.04cm" svg:y="13.453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26.828cm" svg:y="14.376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26.815cm" svg:y="14.318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g draw:style-name="gr8">
          <draw:custom-shape draw:style-name="gr9" draw:text-style-name="P4" draw:layer="layout" svg:width="1cm" svg:height="1cm" svg:x="16.959cm" svg:y="14.30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5" draw:layer="layout" svg:width="1.8cm" svg:height="1.8cm" svg:x="16.559cm" svg:y="9.85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 draw:style-name="gr3">
            <draw:line draw:style-name="gr11" draw:text-style-name="P1" draw:layer="layout" svg:x1="17.458cm" svg:y1="11.657cm" svg:x2="17.458cm" svg:y2="9.857cm">
              <text:p/>
            </draw:line>
            <draw:line draw:style-name="gr11" draw:text-style-name="P1" draw:layer="layout" svg:x1="16.559cm" svg:y1="10.756cm" svg:x2="18.359cm" svg:y2="10.756cm">
              <text:p/>
            </draw:line>
          </draw:g>
          <draw:line draw:style-name="gr11" draw:text-style-name="P1" draw:layer="layout" svg:x1="17.459cm" svg:y1="14.799cm" svg:x2="17.459cm" svg:y2="11.478cm">
            <text:p/>
          </draw:line>
        </draw:g>
        <draw:g draw:style-name="gr8">
          <draw:custom-shape draw:style-name="gr9" draw:text-style-name="P4" draw:layer="layout" svg:width="1cm" svg:height="1cm" svg:x="23.886cm" svg:y="14.2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5" draw:layer="layout" svg:width="1.8cm" svg:height="1.8cm" svg:x="23.486cm" svg:y="9.8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 draw:style-name="gr3">
            <draw:line draw:style-name="gr11" draw:text-style-name="P1" draw:layer="layout" svg:x1="24.385cm" svg:y1="11.63cm" svg:x2="24.385cm" svg:y2="9.83cm">
              <text:p/>
            </draw:line>
            <draw:line draw:style-name="gr11" draw:text-style-name="P1" draw:layer="layout" svg:x1="23.486cm" svg:y1="10.729cm" svg:x2="25.286cm" svg:y2="10.729cm">
              <text:p/>
            </draw:line>
          </draw:g>
          <draw:line draw:style-name="gr11" draw:text-style-name="P1" draw:layer="layout" svg:x1="24.386cm" svg:y1="14.772cm" svg:x2="24.386cm" svg:y2="11.451cm">
            <text:p/>
          </draw:line>
        </draw:g>
        <draw:custom-shape draw:style-name="gr9" draw:text-style-name="P4" draw:layer="layout" svg:width="1cm" svg:height="1cm" svg:x="20.331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0.831cm" svg:y1="6.661cm" svg:x2="20.831cm" svg:y2="9.461cm">
          <text:p/>
        </draw:line>
        <draw:custom-shape draw:style-name="gr7" draw:text-style-name="P2" draw:layer="layout" svg:width="2.5cm" svg:height="2.5cm" svg:x="28.999cm" svg:y="9.485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29.787cm" svg:y="10.408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29.774cm" svg:y="10.35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7" draw:text-style-name="P2" draw:layer="layout" svg:width="2.5cm" svg:height="2.5cm" svg:x="44.424cm" svg:y="9.448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45.212cm" svg:y="10.371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45.199cm" svg:y="10.313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7" draw:text-style-name="P2" draw:layer="layout" svg:width="2.5cm" svg:height="2.5cm" svg:x="28.999cm" svg:y="13.418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S§svg§600§FALSE§</svg:desc>
          <draw:path draw:style-name="gr4" draw:text-style-name="P2" draw:layer="layout" svg:width="0.574cm" svg:height="0.669cm" svg:x="29.934cm" svg:y="14.333cm" svg:viewBox="0 0 575 670" svg:d="M0 0c192 0 384 0 575 0 0 223 0 447 0 670-191 0-383 0-575 0 0-223 0-447 0-670z">
            <text:p/>
          </draw:path>
          <draw:path draw:style-name="gr5" draw:text-style-name="P3" draw:layer="layout" svg:width="0.629cm" svg:height="0.779cm" svg:x="29.934cm" svg:y="14.278cm" svg:viewBox="0 0 630 780" svg:d="M630 12c0-6-3-12-12-12-6 0-6 0-18 15-17 21-35 41-52 61-27-48-82-76-151-76-137 0-264 122-264 254 0 86 58 134 112 153 38 9 75 18 112 27 40 13 100 28 100 117 0 94-87 195-193 195-67 0-185-24-185-156 0-27 6-52 6-58 3-3 2-4 3-6 0-12-8-12-12-12-5 0-9 0-12 3s-64 248-64 251c0 9 6 12 12 12s6 0 18-15c18-21 37-41 55-61 45 61 115 76 179 76 142 0 269-144 269-275 0-74-36-110-51-126-25-24-43-30-137-55-24-6-60-15-69-18-31-9-67-40-67-98 0-86 85-177 188-177 88 0 151 45 151 165 0 33-3 55-3 61 4 3 0 9 12 9 9 0 12-3 15-21 20-78 39-155 58-233z">
            <text:p/>
          </draw:path>
        </draw:g>
        <draw:custom-shape draw:style-name="gr7" draw:text-style-name="P2" draw:layer="layout" svg:width="2.5cm" svg:height="2.5cm" svg:x="31.885cm" svg:y="13.418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32.673cm" svg:y="14.341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32.66cm" svg:y="14.283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7" draw:text-style-name="P2" draw:layer="layout" svg:width="2.5cm" svg:height="2.5cm" svg:x="47.314cm" svg:y="13.31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S^\dagger
§svg§600§FALSE§</svg:desc>
          <draw:path draw:style-name="gr4" draw:text-style-name="P2" draw:layer="layout" svg:width="0.944cm" svg:height="0.888cm" svg:x="48.064cm" svg:y="14.115cm" svg:viewBox="0 0 945 889" svg:d="M0 0c315 0 630 0 945 0 0 296 0 593 0 889-315 0-630 0-945 0 0-296 0-593 0-889z">
            <text:p/>
          </draw:path>
          <draw:path draw:style-name="gr5" draw:text-style-name="P3" draw:layer="layout" svg:width="0.635cm" svg:height="0.784cm" svg:x="48.064cm" svg:y="14.275cm" svg:viewBox="0 0 636 785" svg:d="M636 12c0-3 0-12-12-12-3 0-6 3-18 18-18 21-35 41-52 62-28-52-83-80-153-80-135 0-266 126-266 255 0 87 58 136 113 154 37 10 75 21 113 31 40 9 101 25 101 114 0 95-89 197-193 197-70 0-189-25-189-157 0-25 6-52 6-59 3-3 2-4 3-6 0-12-6-12-13-12-6 0-9-1-12 3-4 6-64 249-64 252 0 10 6 13 12 13s6 0 19-16c18-20 36-41 55-61 46 61 119 77 180 77 147 0 272-145 272-277 0-74-36-111-52-126-24-25-43-28-137-56-22-6-61-15-71-18-30-10-67-40-67-99 0-86 86-178 190-178 88 0 153 46 153 166 0 37-3 55-3 61 4 5 0 13 12 13s12-6 15-22c19-79 39-158 58-237z">
            <text:p/>
          </draw:path>
          <draw:path draw:style-name="gr5" draw:text-style-name="P3" draw:layer="layout" svg:width="0.277cm" svg:height="0.691cm" svg:x="48.786cm" svg:y="14.06cm" svg:viewBox="0 0 278 692" svg:d="M150 215c9 3 18 3 40 10 24 6 42 12 55 12 30 0 33-25 33-31s-3-31-33-31c-13 0-31 7-55 13-22 6-31 6-40 9 0-28 6-59 9-83 3-16 9-52 9-80 0-22-9-34-27-34-19 0-31 9-31 34 0 24 6 64 9 89 3 9 9 46 13 74-13-3-19-3-43-9-25-6-43-13-55-13-31 0-34 25-34 31s3 31 34 31c12 0 30-6 55-12 24-7 30-7 43-10-4 19-10 43-13 59-9 46-9 52-9 92 0 145 15 302 15 314 3 9 3 12 16 12 9 0 12-3 12-15 3-37 6-65 9-111 3-68 6-132 6-200 0-40 0-46-9-92-3-9-9-40-9-59z">
            <text:p/>
          </draw:path>
        </draw:g>
        <draw:custom-shape draw:style-name="gr7" draw:text-style-name="P2" draw:layer="layout" svg:width="2.5cm" svg:height="2.5cm" svg:x="44.424cm" svg:y="13.30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H§svg§600§FALSE§</svg:desc>
          <draw:path draw:style-name="gr4" draw:text-style-name="P2" draw:layer="layout" svg:width="0.878cm" svg:height="0.653cm" svg:x="45.212cm" svg:y="14.232cm" svg:viewBox="0 0 879 654" svg:d="M0 0c293 0 586 0 879 0 0 218 0 436 0 654-293 0-586 0-879 0 0-218 0-436 0-654z">
            <text:p/>
          </draw:path>
          <draw:path draw:style-name="gr5" draw:text-style-name="P3" draw:layer="layout" svg:width="0.949cm" svg:height="0.769cm" svg:x="45.199cm" svg:y="14.174cm" svg:viewBox="0 0 950 770" svg:d="M818 87c10-42 10-52 94-52 28 0 38 0 38-22 0-13-13-13-16-13-32 0-113 3-145 3s-113-3-145-3c-9 0-22 0-22 23 0 12 9 12 32 12 3 0 22 0 42 4 22 0 32 3 32 16 0 6 0 6-3 22-24 92-48 183-71 274-115 0-230 0-345 0 23-88 45-176 68-264 10-42 13-52 96-52 29 0 39 0 39-22 0-13-13-13-16-13-32 0-113 3-145 3s-113-3-145-3c-10 0-22 0-22 23 0 12 9 12 32 12 14 2 22 0 42 4 19 0 29 3 29 16 0 6 0 9-4 22-50 202-100 404-151 606-10 42-13 52-103 52-19 0-29 0-29 22 0 13 13 13 16 13 29 0 110-3 142-3 22 0 48 0 74 0 22 0 48 3 71 3 9 0 22 0 22-23 0-12-9-12-29-12-42 0-74 0-74-20 0-6 0-13 3-19 26-103 52-206 78-309 115 0 230 0 344 0-48 186-74 293-80 312-10 36-32 36-100 36-19 0-29 0-29 22 0 13 13 13 16 13 32 0 113-3 145-3 23 0 48 0 71 0 26 0 48 3 74 3 10 0 23 0 23-23 0-12-10-12-33-12-42 0-74 0-74-20 0-6 3-13 3-19 52-203 104-406 155-609z">
            <text:p/>
          </draw:path>
        </draw:g>
        <draw:custom-shape draw:style-name="gr6" draw:text-style-name="P2" draw:layer="layout" svg:width="3.846cm" svg:height="2.5cm" svg:x="37.451cm" svg:y="9.479cm">
          <text:p/>
          <draw:enhanced-geometry svg:viewBox="0 0 21600 21600" draw:type="rectangle" draw:enhanced-path="M 0 0 L 21600 0 21600 21600 0 21600 0 0 Z N"/>
        </draw:custom-shape>
        <draw:g draw:style-name="gr3">
          <svg:title>TexMaths</svg:title>
          <svg:desc>14§display§RZ(\beta \theta)§svg§600§FALSE§</svg:desc>
          <draw:path draw:style-name="gr4" draw:text-style-name="P2" draw:layer="layout" svg:width="2.493cm" svg:height="0.69cm" svg:x="38.111cm" svg:y="10.383cm" svg:viewBox="0 0 2494 691" svg:d="M0 0c831 0 1662 0 2494 0 0 230 0 461 0 691-832 0-1663 0-2494 0 0-230 0-461 0-691z">
            <text:p/>
          </draw:path>
          <draw:path draw:style-name="gr5" draw:text-style-name="P3" draw:layer="layout" svg:width="0.552cm" svg:height="0.541cm" svg:x="38.104cm" svg:y="10.397cm" svg:viewBox="0 0 553 542" svg:d="M259 53c4-20 6-27 22-29 6 0 31 0 46 0 55 0 142 0 142 75 0 26-14 79-42 109-20 20-62 44-133 44-29 0-57 0-86 0 17-66 34-133 51-199zM369 263c80-17 173-70 173-149 0-66-71-114-173-114-74 0-147 0-221 0-15 0-22 0-22 15 0 9 7 9 22 9 10 0 16 0 29 0 13 2 20 2 20 13 0 2 0 5-2 16-35 137-70 275-104 412-7 29-9 35-71 35-13 0-20 0-20 16 0 8 9 8 11 8 20 0 75-2 97-2s78 2 98 2c6 0 15 0 15-15 0-9-7-9-20-9-29 0-51 0-51-13 0-4 0-9 3-13 16-68 33-136 50-204 31 0 62 0 93 0 71 0 84 44 84 70 0 11-6 35-11 53-4 22-13 50-13 66 0 83 95 83 104 83 66 0 93-79 93-88 0-11-6-7-9-11-7 0-9 7-11 11-18 57-51 70-69 70-26 0-33-17-33-46 0-24 7-63 9-87 2-11 2-27 2-38 0-59-51-83-73-90z">
            <text:p/>
          </draw:path>
          <draw:path draw:style-name="gr5" draw:text-style-name="P3" draw:layer="layout" svg:width="0.514cm" svg:height="0.523cm" svg:x="38.712cm" svg:y="10.397cm" svg:viewBox="0 0 515 524" svg:d="M513 18c2-3 2-7 2-11 0-7-2-7-20-7-109 0-218 0-327 0-18 0-18 0-24 15-14 46-28 93-42 139-3 4-3 8-3 11 3 2 0 8 9 8 7 0 9-6 11-8 29-90 69-141 190-141 42 0 85 0 127 0-145 160-289 320-434 481-1 4-2 11-2 13 0 6 4 6 20 6 112 0 224 0 336 0 20 0 20 0 24-15 19-56 37-113 56-169 0-4 4-9 4-13 0-2-4-7-11-7s-9 3-13 18c-34 105-71 160-204 160-44 0-88 0-132 0 144-160 288-320 433-480z">
            <text:p/>
          </draw:path>
          <draw:path draw:style-name="gr5" draw:text-style-name="P3" draw:layer="layout" svg:width="0.178cm" svg:height="0.769cm" svg:x="39.329cm" svg:y="10.344cm" svg:viewBox="0 0 179 770" svg:d="M179 761c0-2 0-2-13-15-95-99-122-244-122-360 0-136 31-270 126-364 9-11 9-11 9-13 0-7-2-9-7-9-8 0-77 53-123 151-40 84-49 169-49 235 0 59 9 152 51 239 46 95 113 145 121 145 5 0 7-2 7-9z">
            <text:p/>
          </draw:path>
          <draw:path draw:style-name="gr5" draw:text-style-name="P3" draw:layer="layout" svg:width="0.423cm" svg:height="0.69cm" svg:x="39.576cm" svg:y="10.379cm" svg:viewBox="0 0 424 691" svg:d="M424 105c0-59-44-105-106-105-46 0-66 11-95 31-42 30-84 105-99 164-41 163-83 326-124 490 0 2 3 6 9 6 5 0 9-2 11-4 18-70 35-141 53-211 15 46 49 75 106 75 58 0 115-29 150-62 38-35 62-85 62-142 0-55-28-95-57-114 46-25 90-73 90-128zM283 233c-9 4-18 4-35 4-11 0-27 2-36-2 2-9 29-7 38-7 17 0 24 0 33 5zM380 88c0 52-29 107-71 131-19-6-35-8-59-8-16 0-60 0-60 24 0 22 40 20 53 20 29 0 42 0 64-11 31 28 33 52 36 87 0 44-18 103-40 132-31 42-82 70-126 70-60 0-89-44-89-99 0-8 0-19 5-35 16-64 32-128 48-193 18-68 73-188 166-188 47 0 73 24 73 70z">
            <text:p/>
          </draw:path>
          <draw:path draw:style-name="gr5" draw:text-style-name="P3" draw:layer="layout" svg:width="0.32cm" svg:height="0.55cm" svg:x="40.067cm" svg:y="10.379cm" svg:viewBox="0 0 321 551" svg:d="M321 158c0-50-16-158-96-158-106 0-225 217-225 393 0 72 22 158 93 158 108 0 228-222 228-393zM82 263c13-50 29-112 59-164 20-40 49-81 84-81 38 0 42 48 42 92 0 37-4 77-24 153-54 0-107 0-161 0zM237 287c-9 36-25 101-56 156-26 53-55 90-88 90-27 0-42-22-42-92 0-33 4-79 24-154 54 0 108 0 162 0z">
            <text:p/>
          </draw:path>
          <draw:path draw:style-name="gr5" draw:text-style-name="P3" draw:layer="layout" svg:width="0.18cm" svg:height="0.769cm" svg:x="40.463cm" svg:y="10.344cm" svg:viewBox="0 0 181 770" svg:d="M181 386c0-61-9-153-51-241-46-95-115-145-121-145-5 0-9 4-9 9 0 2 0 2 15 17 76 75 120 198 120 360 0 130-29 266-124 362-11 11-11 11-11 13 0 5 4 9 9 9 6 0 77-53 124-151 39-84 48-169 48-233z">
            <text:p/>
          </draw:path>
        </draw:g>
        <draw:g draw:style-name="gr8">
          <draw:custom-shape draw:style-name="gr9" draw:text-style-name="P4" draw:layer="layout" svg:width="1cm" svg:height="1cm" svg:x="35.424cm" svg:y="14.30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5" draw:layer="layout" svg:width="1.8cm" svg:height="1.8cm" svg:x="35.024cm" svg:y="9.85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 draw:style-name="gr3">
            <draw:line draw:style-name="gr11" draw:text-style-name="P1" draw:layer="layout" svg:x1="35.923cm" svg:y1="11.657cm" svg:x2="35.923cm" svg:y2="9.857cm">
              <text:p/>
            </draw:line>
            <draw:line draw:style-name="gr11" draw:text-style-name="P1" draw:layer="layout" svg:x1="35.024cm" svg:y1="10.756cm" svg:x2="36.824cm" svg:y2="10.756cm">
              <text:p/>
            </draw:line>
          </draw:g>
          <draw:line draw:style-name="gr11" draw:text-style-name="P1" draw:layer="layout" svg:x1="35.924cm" svg:y1="14.799cm" svg:x2="35.924cm" svg:y2="11.478cm">
            <text:p/>
          </draw:line>
        </draw:g>
        <draw:g draw:style-name="gr8">
          <draw:custom-shape draw:style-name="gr9" draw:text-style-name="P4" draw:layer="layout" svg:width="1cm" svg:height="1cm" svg:x="42.351cm" svg:y="14.2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5" draw:layer="layout" svg:width="1.8cm" svg:height="1.8cm" svg:x="41.951cm" svg:y="9.8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 draw:style-name="gr3">
            <draw:line draw:style-name="gr11" draw:text-style-name="P1" draw:layer="layout" svg:x1="42.85cm" svg:y1="11.63cm" svg:x2="42.85cm" svg:y2="9.83cm">
              <text:p/>
            </draw:line>
            <draw:line draw:style-name="gr11" draw:text-style-name="P1" draw:layer="layout" svg:x1="41.951cm" svg:y1="10.729cm" svg:x2="43.751cm" svg:y2="10.729cm">
              <text:p/>
            </draw:line>
          </draw:g>
          <draw:line draw:style-name="gr11" draw:text-style-name="P1" draw:layer="layout" svg:x1="42.851cm" svg:y1="14.772cm" svg:x2="42.851cm" svg:y2="11.451cm">
            <text:p/>
          </draw:line>
        </draw:g>
        <draw:custom-shape draw:style-name="gr9" draw:text-style-name="P4" draw:layer="layout" svg:width="1cm" svg:height="1cm" svg:x="38.796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9.296cm" svg:y1="6.661cm" svg:x2="39.296cm" svg:y2="9.46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KR" style:font-family-asian="'Noto Sans KR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1:22:54.253912300</meta:creation-date>
    <meta:print-date>2023-12-19T21:47:43.330114155</meta:print-date>
    <meta:printed-by>PDF files</meta:printed-by>
    <dc:date>2023-12-19T22:31:25.347131743</dc:date>
    <meta:editing-duration>PT38M37S</meta:editing-duration>
    <meta:editing-cycles>1</meta:editing-cycles>
    <meta:document-statistic meta:object-count="136"/>
    <meta:generator>LibreOffice/7.6.2.1$MacOSX_X86_64 LibreOffice_project/56f7684011345957bbf33a7ee678afaf4d2ba333</meta:generator>
  </office:meta>
</office:document-meta>
</file>